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1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="0.05pt solid #000000" fo:padding="0.097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="0.05pt solid #000000" fo:padding="0.097cm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officeooo:paragraph-rsid="0037f377" style:font-size-asian="9pt" style:font-name="vardana" style:font-size-complex="9pt" officeooo:rsid="002fbab9" fo:font-size="9pt"/>
    </style:style>
    <style:style style:name="P7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8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9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0" style:parent-style-name="Header" style:family="paragraph">
      <style:paragraph-properties fo:text-align="start" style:justify-single-word="false"/>
    </style:style>
    <style:style style:name="P11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P12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P13" style:parent-style-name="Standard" style:family="paragraph"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14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5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6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17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18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19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0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1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2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3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24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25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1" style:font-name-asian="Times New Roman1"/>
    </style:style>
    <style:style style:name="T4" style:family="text">
      <style:text-properties officeooo:rsid="001e2127" fo:color="#000000" style:font-name-complex="Times New Roman1" style:font-name-asian="Times New Roman1"/>
    </style:style>
    <style:style style:name="T5" style:family="text">
      <style:text-properties officeooo:rsid="001ce1d2" fo:color="#000000" style:font-name-complex="Times New Roman1" style:font-name-asian="Times New Roman1"/>
    </style:style>
    <style:style style:name="T6" style:family="text">
      <style:text-properties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T7" style:family="text">
      <style:text-properties fo:font-weight="bold" style:font-size-asian="9pt" style:font-name="Verdana" style:font-size-complex="9pt" officeooo:rsid="002b85d9" style:font-name-asian="Times New Roman1" fo:font-size="9pt" style:font-weight-asian="bold" style:font-weight-complex="bold" fo:color="#17365d" style:font-name-complex="Times New Roman1"/>
    </style:style>
    <style:style style:name="T8" style:family="text">
      <style:text-properties fo:font-weight="bold" style:font-size-asian="9pt" style:font-name="Verdana" style:font-size-complex="9pt" officeooo:rsid="00353364" style:font-name-asian="Times New Roman1" fo:font-size="9pt" style:font-weight-asian="bold" style:font-weight-complex="bold" fo:color="#17365d" style:font-name-complex="Times New Roman1"/>
    </style:style>
    <style:style style:name="T9" style:family="text">
      <style:text-properties fo:font-weight="bold" style:font-size-asian="9pt" style:font-name="Verdana" style:font-size-complex="9pt" officeooo:rsid="0037f377" style:font-name-asian="Times New Roman1" fo:font-size="9pt" style:font-weight-asian="bold" style:font-weight-complex="bold" fo:color="#17365d" style:font-name-complex="Times New Roman1"/>
    </style:style>
    <style:style style:name="T10" style:family="text">
      <style:text-properties fo:font-weight="bold" style:font-size-asian="7pt" style:font-name="Verdana" style:font-size-complex="9pt" style:font-name-asian="Times New Roman1" fo:font-size="7pt" style:font-weight-asian="bold" style:font-weight-complex="bold" fo:color="#17365d" style:font-name-complex="Times New Roman1"/>
    </style:style>
    <style:style style:name="T11" style:family="text">
      <style:text-properties fo:font-weight="bold" style:font-name="Verdana" officeooo:rsid="0037f377" style:font-name-asian="Times New Roman1" style:font-weight-asian="bold" style:font-weight-complex="bold" fo:color="#17365d" style:font-name-complex="Times New Roman1"/>
    </style:style>
    <style:style style:name="T12" style:family="text">
      <style:text-properties fo:font-weight="normal" style:font-name="Verdana" officeooo:rsid="0040ce69" style:font-name-asian="Times New Roman1" style:font-weight-asian="normal" style:font-weight-complex="normal" fo:color="#17365d" style:font-name-complex="Times New Roman1"/>
    </style:style>
    <style:style style:name="T13" style:family="text">
      <style:text-properties fo:font-weight="bold" style:font-name-asian="Times New Roman1" style:font-weight-asian="bold" style:font-weight-complex="bold" fo:color="#17365d" style:font-name-complex="Times New Roman1"/>
    </style:style>
    <style:style style:name="T14" style:family="text">
      <style:text-properties officeooo:rsid="002c8e5c"/>
    </style:style>
    <style:style style:name="T15" style:family="text">
      <style:text-properties officeooo:rsid="002fbab9"/>
    </style:style>
    <style:style style:name="T16" style:family="text">
      <style:text-properties officeooo:rsid="0037a5a6"/>
    </style:style>
    <style:style style:name="T17" style:family="text">
      <style:text-properties officeooo:rsid="0040ce69"/>
    </style:style>
    <style:style style:name="T18" style:family="text">
      <style:text-properties officeooo:rsid="00496279"/>
    </style:style>
    <style:style style:name="T19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T20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24">ANTECEDENTES</text:p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16"><text:span text:style-name="T13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17"><text:span text:style-name="T13">Proyecto-Código</text:span><text:span text:style-name="T3">: <text:s/></text:span><text:span text:style-name="T5">Estudio de Línea de Base del Medio Marino Proyecto SUMO</text:span><text:span text:style-name="T5"> </text:span>: <text:span text:style-name="T5">GEO003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17"><text:span text:style-name="T13">Solicitado por</text:span><text:span text:style-name="T3">: </text:span><text:span text:style-name="T4">Isaac Brito Morales</text:span></text:p>
          </table:table-cell>
          <table:table-cell office:value-type="string" table:style-name="Table1.A1">
            <text:p text:style-name="P17"><text:span text:style-name="T13">Fecha de Solicitud</text:span><text:span text:style-name="T3">: </text:span><text:span text:style-name="T4">09-02-20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18"><text:span text:style-name="T13">Fecha de entrega material</text:span><text:span text:style-name="T3">: </text:span><text:span text:style-name="T4">03-03-2015 </text:span></text:p>
          </table:table-cell>
          <table:covered-table-cell/>
        </table:table-row>
      </table:table>
      <text:p text:style-name="P14"/>
      <text:section text:style-name="Sect1" text:name="Section Matriz 1">
        <text:p text:style-name="P15"><text:span text:style-name="T6"><office:annotation><dc:creator>POD</dc:creator><dc:date>2015-03-11T17:05:56</dc:date><text:p>Syntax error for statement "Do section for i in grupos". A Pod statement has the form: do {element} [{command} {expression}]. {element} identifies the part of the document that will be impacted by the command. It must be one of ('text', 'title', 'section', 'table', 'row', 'cell'). Optional {command} can be "if" (conditional inclusion of the element) or "for" (multiple inclusion of the element). For an "if" command, {expression} is any Python expression. For a "for" command, {expression} must be of the form: {name} in {expression}. {name} must be a Python variable name. It is the name of the iteration variable. {expression} is a Python expression that, when evaluated, produces a Python sequence (tuple, string, list, etc).</text:p></office:annotation></text:span><text:span text:style-name="T6">REQUERIMIENTOS ANAL</text:span><text:span text:style-name="T7">Í</text:span><text:span text:style-name="T6">TICOS </text:span></text:p>
        <text:p text:style-name="P15"/>
        <text:p text:style-name="P15"><text:span text:style-name="T6">SISTEMA A MUESTREAR: </text:span><text:span text:style-name="T8">Agua Marina</text:span></text:p>
        <text:p text:style-name="P15"/>
        <text:p text:style-name="P15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19"><text:span text:style-name="T6">Cantidad </text:span><text:span text:style-name="T10">(Estaciones)</text:span></text:p>
            </table:table-cell>
            <table:table-cell office:value-type="string" table:style-name="Table2.A1">
              <text:p text:style-name="P20">Parámetros a contratar</text:p>
            </table:table-cell>
            <table:table-cell office:value-type="string" table:style-name="Table2.C1">
              <text:p text:style-name="P21">N total (n=<text:span text:style-name="T14">p/e</text:span>)</text:p>
            </table:table-cell>
          </table:table-row>
          <table:table-row>
            <table:table-cell office:value-type="string" table:style-name="Table2.A2">
              <text:p text:style-name="P4">10<office:annotation><dc:creator>POD</dc:creator><dc:date>2015-03-11T17:05:56</dc:date><text:p>Syntax error for statement "Do row for j in n_datos[i]". A Pod statement has the form: do {element} [{command} {expression}]. {element} identifies the part of the document that will be impacted by the command. It must be one of ('text', 'title', 'section', 'table', 'row', 'cell'). Optional {command} can be "if" (conditional inclusion of the element) or "for" (multiple inclusion of the element). For an "if" command, {expression} is any Python expression. For a "for" command, {expression} must be of the form: {name} in {expression}. {name} must be a Python variable name. It is the name of the iteration variable. {expression} is a Python expression that, when evaluated, produces a Python sequence (tuple, string, list, etc).</text:p></office:annotation></text:p>
            </table:table-cell>
            <table:table-cell office:value-type="string" table:style-name="Table2.B2">
              <text:p text:style-name="P3">Oxígeno disuelto</text:p>
            </table:table-cell>
            <table:table-cell office:value-type="string" table:style-name="Table2.C2">
              <text:p text:style-name="P5">1<office:annotation><dc:creator>POD</dc:creator><dc:date>2015-03-11T17:05:56</dc:date><text:p>Error while evaluating expression "". unexpected EOF while parsing (&lt;string&gt;, line 0)</text:p></office:annotation></text:p>
            </table:table-cell>
          </table:table-row>
        </table:table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0">Codificación de estaciones: </text:p>
            </table:table-cell>
          </table:table-row>
          <table:table-row>
            <table:table-cell office:value-type="string" table:style-name="Table3.A2">
              <text:p text:style-name="P2">RCA-01;RCA-02;RCA-03;RCA-04;RCA-05;RCA-06;RCA-07;RCA-08;RCA-09;RCA-10</text:p>
            </table:table-cell>
          </table:table-row>
        </table:table>
        <text:p text:style-name="P15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2"><text:span text:style-name="T15">Observaciones</text:span>: </text:p>
            </table:table-cell>
          </table:table-row>
          <table:table-row>
            <table:table-cell office:value-type="string" table:style-name="Table4.A2">
              <text:p text:style-name="P6"/>
            </table:table-cell>
          </table:table-row>
        </table:table>
        <text:p text:style-name="P15"/>
      </text:section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1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1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1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="none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writing-mode="lr-tb" fo:margin-left="2cm" fo:page-width="21.001cm" style:num-format="1" style:print-orientation="portrait" style:footnote-max-height="0cm" fo:margin-bottom="2cm" fo:page-height="29.7cm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0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A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1</text:page-number> de <text:page-count>1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1T16:59:36.551798548</dc:date>
    <meta:editing-duration>PT21H25M31S</meta:editing-duration>
    <meta:editing-cycles>42</meta:editing-cycles>
    <meta:generator>LibreOffice/4.3.5.2.0$Linux_X86_64 LibreOffice_project/430m0$Build-2</meta:generator>
    <meta:document-statistic meta:table-count="5" meta:image-count="1" meta:object-count="0" meta:page-count="1" meta:paragraph-count="25" meta:word-count="90" meta:character-count="825" meta:non-whitespace-character-count="756"/>
  </office:meta>
</office:document-meta>
</file>